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9327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92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Pass number</text:p>
          </table:table-cell>
          <table:table-cell table:style-name="ce5" office:value-type="string" calcext:value-type="string">
            <text:p>Test in following orbit</text:p>
          </table:table-cell>
          <table:table-cell table:style-name="ce5" office:value-type="string" calcext:value-type="string">
            <text:p>Pass start</text:p>
          </table:table-cell>
          <table:table-cell table:style-name="ce5" office:value-type="string" calcext:value-type="string">
            <text:p>Pass stop</text:p>
          </table:table-cell>
          <table:table-cell table:style-name="ce5" office:value-type="string" calcext:value-type="string">
            <text:p>Take images time</text:p>
          </table:table-cell>
          <table:table-cell table:style-name="ce5" office:value-type="string" calcext:value-type="string">
            <text:p>Take image Lat</text:p>
          </table:table-cell>
          <table:table-cell table:style-name="ce5" office:value-type="string" calcext:value-type="string">
            <text:p>Limbpoint</text:p>
          </table:table-cell>
          <table:table-cell table:style-name="ce5" office:value-type="string" calcext:value-type="string">
            <text:p>#images</text:p>
          </table:table-cell>
          <table:table-cell table:style-name="ce5" office:value-type="string" calcext:value-type="string">
            <text:p>size per image</text:p>
          </table:table-cell>
          <table:table-cell table:style-name="ce5" office:value-type="string" calcext:value-type="string">
            <text:p>total data in following orbit</text:p>
          </table:table-cell>
          <table:table-cell table:style-name="ce5" office:value-type="string" calcext:value-type="string">
            <text:p>Lo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yload on</text:p>
          </table:table-cell>
          <table:table-cell office:value-type="string" calcext:value-type="string">
            <text:p>2022-11-09T07:53:45Z</text:p>
          </table:table-cell>
          <table:table-cell office:value-type="string" calcext:value-type="string">
            <text:p>2022-11-09T08:05:19Z</text:p>
          </table:table-cell>
          <table:table-cell table:number-columns-repeated="2"/>
          <table:table-cell office:value-type="string" calcext:value-type="string">
            <text:p>92.5 k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D startup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ke single image</text:p>
          </table:table-cell>
          <table:table-cell office:value-type="string" calcext:value-type="string">
            <text:p>2022-11-09T09:28:40Z</text:p>
          </table:table-cell>
          <table:table-cell office:value-type="string" calcext:value-type="string">
            <text:p>2022-11-09T09:39:05Z</text:p>
          </table:table-cell>
          <table:table-cell table:style-name="ce6" office:value-type="string" calcext:value-type="string">
            <text:p>09:33:00Z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2.5 km</text:p>
          </table:table-cell>
          <table:table-cell table:formula="of:=7*2*2+1" office:value-type="float" office:value="29" calcext:value-type="float">
            <text:p>29</text:p>
          </table:table-cell>
          <table:table-cell table:formula="of:=[.B17]" office:value-type="float" office:value="2.097152" calcext:value-type="float">
            <text:p>2.097152</text:p>
          </table:table-cell>
          <table:table-cell table:style-name="ce5" table:formula="of:=[.I5]*[.H5]" office:value-type="float" office:value="60.817408" calcext:value-type="float">
            <text:p>60.817408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3000_FFEXP</text:p>
          </table:table-cell>
          <table:table-cell table:number-columns-repeated="2"/>
          <table:table-cell office:value-type="string" calcext:value-type="string">
            <text:p>10:05:00Z</text:p>
          </table:table-cell>
          <table:table-cell office:value-type="float" office:value="-50" calcext:value-type="float">
            <text:p>-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0:45:00Z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010_WSWJQ</text:p>
          </table:table-cell>
          <table:table-cell office:value-type="string" calcext:value-type="string">
            <text:p>2022-11-09T11:02:49Z</text:p>
          </table:table-cell>
          <table:table-cell office:value-type="string" calcext:value-type="string">
            <text:p>2022-11-09T11:13:10Z</text:p>
          </table:table-cell>
          <table:table-cell office:value-type="string" calcext:value-type="string">
            <text:p>11:25:00Z-12:25:00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10" office:value-type="float" office:value="360" calcext:value-type="float">
            <text:p>360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5" table:formula="of:=[.H8]*[.I8]" office:value-type="float" office:value="9.18" calcext:value-type="float">
            <text:p>9.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020_FFDAR</text:p>
          </table:table-cell>
          <table:table-cell office:value-type="string" calcext:value-type="string">
            <text:p>2022-11-09T12:36:35Z</text:p>
          </table:table-cell>
          <table:table-cell office:value-type="string" calcext:value-type="string">
            <text:p>2022-11-09T12:48:01Z</text:p>
          </table:table-cell>
          <table:table-cell office:value-type="string" calcext:value-type="string">
            <text:p>13:10:00Z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Nominal pointing</text:p>
          </table:table-cell>
          <table:table-cell table:formula="of:=7*2*3" office:value-type="float" office:value="42" calcext:value-type="float">
            <text:p>42</text:p>
          </table:table-cell>
          <table:table-cell table:formula="of:=[.B17]" office:value-type="float" office:value="2.097152" calcext:value-type="float">
            <text:p>2.097152</text:p>
          </table:table-cell>
          <table:table-cell table:style-name="ce5" table:formula="of:=[.I9]*[.H9]" office:value-type="float" office:value="88.080384" calcext:value-type="float">
            <text:p>88.08038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3:50:00Z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030_OP5</text:p>
          </table:table-cell>
          <table:table-cell office:value-type="string" calcext:value-type="string">
            <text:p>2022-11-09T14:10:51Z</text:p>
          </table:table-cell>
          <table:table-cell office:value-type="string" calcext:value-type="string">
            <text:p>2022-11-09T14:23:25Z</text:p>
          </table:table-cell>
          <table:table-cell office:value-type="string" calcext:value-type="string">
            <text:p>14:35:00Z-15:35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6" office:value-type="float" office:value="600" calcext:value-type="float">
            <text:p>600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5" table:formula="of:=[.I12]*[.H12]" office:value-type="float" office:value="15.3" calcext:value-type="float">
            <text:p>15.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030_OP5T2</text:p>
          </table:table-cell>
          <table:table-cell office:value-type="string" calcext:value-type="string">
            <text:p>2022-11-09T15:46:22Z</text:p>
          </table:table-cell>
          <table:table-cell office:value-type="string" calcext:value-type="string">
            <text:p>2022-11-09T15:59:05Z</text:p>
          </table:table-cell>
          <table:table-cell office:value-type="string" calcext:value-type="string">
            <text:p>16:10:00Z-17:10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7" office:value-type="float" office:value="514.285714285714" calcext:value-type="float">
            <text:p>514.285714285714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5" table:formula="of:=[.I13]*[.H13]" office:value-type="float" office:value="13.1142857142857" calcext:value-type="float">
            <text:p>13.114285714285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22-11-09T17:23:42Z</text:p>
          </table:table-cell>
          <table:table-cell office:value-type="string" calcext:value-type="string">
            <text:p>2022-11-09T17:34:44Z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llframe</text:p>
          </table:table-cell>
          <table:table-cell table:formula="of:=512*2048*2*0.000001" office:value-type="float" office:value="2.097152" calcext:value-type="float">
            <text:p>2.097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ned WDW7</text:p>
          </table:table-cell>
          <table:table-cell table:formula="of:=50*255*2*0.000001" office:value-type="float" office:value="0.0255" calcext:value-type="float">
            <text:p>0.02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ned WDW4</text:p>
          </table:table-cell>
          <table:table-cell table:formula="of:=50*255*12/8*0.000001" office:value-type="float" office:value="0.019125" calcext:value-type="float">
            <text:p>0.019125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#images</text:p>
          </table:table-cell>
          <table:table-cell table:formula="of:=2*3*5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channels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_per_image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formula="of:=[.B24]*[.B25]*[.B26]" office:value-type="float" office:value="3150" calcext:value-type="float">
            <text:p>3150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Pass number</text:p>
          </table:table-cell>
          <table:table-cell table:style-name="ce5" office:value-type="string" calcext:value-type="string">
            <text:p>Test in following orbit</text:p>
          </table:table-cell>
          <table:table-cell table:style-name="ce5" office:value-type="string" calcext:value-type="string">
            <text:p>Pass start</text:p>
          </table:table-cell>
          <table:table-cell table:style-name="ce5" office:value-type="string" calcext:value-type="string">
            <text:p>Pass stop</text:p>
          </table:table-cell>
          <table:table-cell table:style-name="ce5" office:value-type="string" calcext:value-type="string">
            <text:p>Take images time</text:p>
          </table:table-cell>
          <table:table-cell table:style-name="ce5" office:value-type="string" calcext:value-type="string">
            <text:p>Take image Lat</text:p>
          </table:table-cell>
          <table:table-cell table:style-name="ce5" office:value-type="string" calcext:value-type="string">
            <text:p>Limbpoint</text:p>
          </table:table-cell>
          <table:table-cell table:style-name="ce5" office:value-type="string" calcext:value-type="string">
            <text:p>#images</text:p>
          </table:table-cell>
          <table:table-cell table:style-name="ce5" office:value-type="string" calcext:value-type="string">
            <text:p>size per image</text:p>
          </table:table-cell>
          <table:table-cell table:style-name="ce5" office:value-type="string" calcext:value-type="string">
            <text:p>total data in following orbit</text:p>
          </table:table-cell>
          <table:table-cell table:style-name="ce5" office:value-type="string" calcext:value-type="string">
            <text:p>Lo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yload on</text:p>
          </table:table-cell>
          <table:table-cell office:value-type="string" calcext:value-type="string">
            <text:p>2022-11-09T07:53:45Z</text:p>
          </table:table-cell>
          <table:table-cell office:value-type="string" calcext:value-type="string">
            <text:p>2022-11-09T08:05:19Z</text:p>
          </table:table-cell>
          <table:table-cell table:number-columns-repeated="2"/>
          <table:table-cell office:value-type="string" calcext:value-type="string">
            <text:p>92.5 km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CD startup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ke single image</text:p>
          </table:table-cell>
          <table:table-cell office:value-type="string" calcext:value-type="string">
            <text:p>2022-11-09T09:28:40Z</text:p>
          </table:table-cell>
          <table:table-cell office:value-type="string" calcext:value-type="string">
            <text:p>2022-11-09T09:39:05Z</text:p>
          </table:table-cell>
          <table:table-cell table:style-name="ce6" office:value-type="string" calcext:value-type="string">
            <text:p>09:33:00Z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2.5 km</text:p>
          </table:table-cell>
          <table:table-cell table:formula="of:=7*2*2+1" office:value-type="float" office:value="29" calcext:value-type="float">
            <text:p>29</text:p>
          </table:table-cell>
          <table:table-cell table:formula="of:=[.B17]" office:value-type="float" office:value="2.097152" calcext:value-type="float">
            <text:p>2.097152</text:p>
          </table:table-cell>
          <table:table-cell table:style-name="ce5"/>
          <table:table-cell table:style-name="ce5" office:value-type="string" calcext:value-type="string">
            <text:p>No-go</text:p>
          </table:table-cell>
        </table:table-row>
        <table:table-row table:style-name="ro1">
          <table:table-cell/>
          <table:table-cell office:value-type="string" calcext:value-type="string">
            <text:p>3000_FFEXP</text:p>
          </table:table-cell>
          <table:table-cell table:number-columns-repeated="2"/>
          <table:table-cell office:value-type="string" calcext:value-type="string">
            <text:p>10:05:00Z</text:p>
          </table:table-cell>
          <table:table-cell office:value-type="float" office:value="-50" calcext:value-type="float">
            <text:p>-5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0:45:00Z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3010_WSWJQ</text:p>
          </table:table-cell>
          <table:table-cell office:value-type="string" calcext:value-type="string">
            <text:p>2022-11-09T11:02:49Z</text:p>
          </table:table-cell>
          <table:table-cell office:value-type="string" calcext:value-type="string">
            <text:p>2022-11-09T11:13:10Z</text:p>
          </table:table-cell>
          <table:table-cell office:value-type="string" calcext:value-type="string">
            <text:p>11:25:00Z-12:25:00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10" office:value-type="float" office:value="360" calcext:value-type="float">
            <text:p>360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5" table:formula="of:=[.H8]*[.I8]" office:value-type="float" office:value="9.18" calcext:value-type="float">
            <text:p>9.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ke single image</text:p>
          </table:table-cell>
          <table:table-cell office:value-type="string" calcext:value-type="string">
            <text:p>2022-11-09T12:36:35Z</text:p>
          </table:table-cell>
          <table:table-cell office:value-type="string" calcext:value-type="string">
            <text:p>2022-11-09T12:48:01Z</text:p>
          </table:table-cell>
          <table:table-cell office:value-type="string" calcext:value-type="string">
            <text:p>13:05:00Z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92.5 km</text:p>
          </table:table-cell>
          <table:table-cell table:formula="of:=7*2*3" office:value-type="float" office:value="42" calcext:value-type="float">
            <text:p>42</text:p>
          </table:table-cell>
          <table:table-cell table:formula="of:=[.B17]" office:value-type="float" office:value="2.097152" calcext:value-type="float">
            <text:p>2.097152</text:p>
          </table:table-cell>
          <table:table-cell table:style-name="ce5" table:formula="of:=[.I9]*[.H9]" office:value-type="float" office:value="88.080384" calcext:value-type="float">
            <text:p>88.0803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00_FFEXP</text:p>
          </table:table-cell>
          <table:table-cell table:number-columns-repeated="2"/>
          <table:table-cell office:value-type="string" calcext:value-type="string">
            <text:p>13:55:00Z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3030_OP5</text:p>
          </table:table-cell>
          <table:table-cell office:value-type="string" calcext:value-type="string">
            <text:p>2022-11-09T14:10:51Z</text:p>
          </table:table-cell>
          <table:table-cell office:value-type="string" calcext:value-type="string">
            <text:p>2022-11-09T14:23:25Z</text:p>
          </table:table-cell>
          <table:table-cell office:value-type="string" calcext:value-type="string">
            <text:p>14:35:00Z-15:35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6" office:value-type="float" office:value="600" calcext:value-type="float">
            <text:p>600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5" table:formula="of:=[.I12]*[.H12]" office:value-type="float" office:value="15.3" calcext:value-type="float">
            <text:p>15.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3030_OP5T2</text:p>
          </table:table-cell>
          <table:table-cell office:value-type="string" calcext:value-type="string">
            <text:p>2022-11-09T15:46:22Z</text:p>
          </table:table-cell>
          <table:table-cell office:value-type="string" calcext:value-type="string">
            <text:p>2022-11-09T15:59:05Z</text:p>
          </table:table-cell>
          <table:table-cell office:value-type="string" calcext:value-type="string">
            <text:p>16:10:00Z-17:10: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2.5 km</text:p>
          </table:table-cell>
          <table:table-cell table:formula="of:=3600/7" office:value-type="float" office:value="514.285714285714" calcext:value-type="float">
            <text:p>514.285714285714</text:p>
          </table:table-cell>
          <table:table-cell table:formula="of:=[.B18]" office:value-type="float" office:value="0.0255" calcext:value-type="float">
            <text:p>0.0255</text:p>
          </table:table-cell>
          <table:table-cell table:style-name="ce5" table:formula="of:=[.I13]*[.H13]" office:value-type="float" office:value="13.1142857142857" calcext:value-type="float">
            <text:p>13.114285714285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22-11-09T17:23:42Z</text:p>
          </table:table-cell>
          <table:table-cell office:value-type="string" calcext:value-type="string">
            <text:p>2022-11-09T17:34:44Z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llframe</text:p>
          </table:table-cell>
          <table:table-cell table:formula="of:=512*2048*2*0.000001" office:value-type="float" office:value="2.097152" calcext:value-type="float">
            <text:p>2.097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ned WDW7</text:p>
          </table:table-cell>
          <table:table-cell table:formula="of:=50*255*2*0.000001" office:value-type="float" office:value="0.0255" calcext:value-type="float">
            <text:p>0.02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ned WDW4</text:p>
          </table:table-cell>
          <table:table-cell table:formula="of:=50*255*12/8*0.000001" office:value-type="float" office:value="0.019125" calcext:value-type="float">
            <text:p>0.019125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#images</text:p>
          </table:table-cell>
          <table:table-cell table:formula="of:=2*3*5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channels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_per_image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formula="of:=[.B24]*[.B25]*[.B26]" office:value-type="float" office:value="3150" calcext:value-type="float">
            <text:p>31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3:20:51.094025974</meta:creation-date>
    <dc:date>2022-11-10T10:26:41.206496925</dc:date>
    <meta:editing-duration>PT2H19M26S</meta:editing-duration>
    <meta:editing-cycles>12</meta:editing-cycles>
    <meta:generator>LibreOffice/7.3.6.2$Linux_X86_64 LibreOffice_project/30$Build-2</meta:generator>
    <meta:document-statistic meta:table-count="2" meta:cell-count="185" meta:object-count="0"/>
  </office:meta>
</office:document-meta>
</file>